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issanthemos:calt&amp;dlig&amp;hist&amp;liga&amp;titl&amp;kern" svg:font-family="Cissanthemos:calt&amp;dlig&amp;hist&amp;liga&amp;titl&amp;kern" style:font-adornments="Regular" style:font-pitch="variable"/>
    <style:font-face style:name="Cissanthemos:calt&amp;hist&amp;liga&amp;kern1" svg:font-family="Cissanthemos:calt&amp;hist&amp;liga&amp;kern" style:font-pitch="variable"/>
    <style:font-face style:name="Cissanthemos:calt&amp;hist&amp;liga&amp;kern" svg:font-family="Cissanthemos:calt&amp;hist&amp;liga&amp;kern" style:font-adornments="Regular" style:font-pitch="variable"/>
    <style:font-face style:name="Cissanthemos:calt&amp;hist&amp;liga&amp;kern&amp;dlig" svg:font-family="Cissanthemos:calt&amp;hist&amp;liga&amp;kern&amp;dlig" style:font-pitch="variable"/>
    <style:font-face style:name="Cissanthemos:calt&amp;hist&amp;liga&amp;kern&amp;salt" svg:font-family="Cissanthemos:calt&amp;hist&amp;liga&amp;kern&amp;salt" style:font-pitch="variable"/>
    <style:font-face style:name="Cissanthemos:calt&amp;hist&amp;liga&amp;kern&amp;salt&amp;swsh" svg:font-family="Cissanthemos:calt&amp;hist&amp;liga&amp;kern&amp;salt&amp;swsh" style:font-pitch="variable"/>
    <style:font-face style:name="Cissanthemos:calt&amp;hist&amp;liga&amp;kern&amp;ss02" svg:font-family="Cissanthemos:calt&amp;hist&amp;liga&amp;kern&amp;ss02" style:font-pitch="variable"/>
    <style:font-face style:name="Cissanthemos:calt&amp;hist&amp;liga&amp;kern&amp;swsh" svg:font-family="Cissanthemos:calt&amp;hist&amp;liga&amp;kern&amp;swsh" style:font-pitch="variable"/>
    <style:font-face style:name="Cissanthemos:calt&amp;liga&amp;kern" svg:font-family="Cissanthemos:calt&amp;liga&amp;kern" style:font-pitch="variable"/>
    <style:font-face style:name="Cissanthemos:calt&amp;liga&amp;kern&amp;salt" svg:font-family="Cissanthemos:calt&amp;liga&amp;kern&amp;salt" style:font-pitch="variable"/>
    <style:font-face style:name="Cissanthemos:calt&amp;liga&amp;kern&amp;titl" svg:font-family="Cissanthemos:calt&amp;liga&amp;kern&amp;titl" style:font-pitch="variable"/>
    <style:font-face style:name="Cissanthemos:ss12" svg:font-family="Cissanthemos:ss12" style:font-adornments="Regular" style:font-pitch="variable"/>
    <style:font-face style:name="Cissanthemos:titl" svg:font-family="Cissanthemos:titl" style:font-adornments="Regular" style:font-pitch="variable"/>
    <style:font-face style:name="ElstobZ" svg:font-family="ElstobZ" style:font-adornments="Regular" style:font-pitch="variable"/>
    <style:font-face style:name="ElstobZ:smcp" svg:font-family="ElstobZ:smcp" style:font-pitch="variable"/>
    <style:font-face style:name="ElstobZ:ss02" svg:font-family="ElstobZ:ss0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fo:color="#8d281e"/>
    </style:style>
    <style:style style:name="P2" style:family="paragraph" style:parent-style-name="Frame_20_contents">
      <style:paragraph-properties fo:text-align="start" style:justify-single-word="false"/>
      <style:text-properties officeooo:rsid="0019e9cf" officeooo:paragraph-rsid="0019e9cf"/>
    </style:style>
    <style:style style:name="P3" style:family="paragraph" style:parent-style-name="Frame_20_contents">
      <style:text-properties officeooo:rsid="0019e9cf" officeooo:paragraph-rsid="0019e9cf"/>
    </style:style>
    <style:style style:name="P4" style:family="paragraph" style:parent-style-name="Frame_20_contents">
      <style:text-properties officeooo:rsid="001ae2da" officeooo:paragraph-rsid="001ae2da"/>
    </style:style>
    <style:style style:name="P5" style:family="paragraph" style:parent-style-name="Frame_20_contents">
      <style:text-properties officeooo:rsid="001b78ee" officeooo:paragraph-rsid="001b78ee"/>
    </style:style>
    <style:style style:name="P6" style:family="paragraph" style:parent-style-name="Frame_20_contents">
      <style:text-properties officeooo:rsid="001bed0c" officeooo:paragraph-rsid="001bed0c"/>
    </style:style>
    <style:style style:name="P7" style:family="paragraph" style:parent-style-name="Frame_20_contents">
      <style:text-properties officeooo:rsid="001db487" officeooo:paragraph-rsid="001db487"/>
    </style:style>
    <style:style style:name="P8" style:family="paragraph" style:parent-style-name="Frame_20_contents">
      <style:text-properties officeooo:rsid="001ec793" officeooo:paragraph-rsid="001ec793"/>
    </style:style>
    <style:style style:name="P9" style:family="paragraph" style:parent-style-name="Frame_20_contents">
      <style:text-properties officeooo:rsid="0020af61" officeooo:paragraph-rsid="0020af61"/>
    </style:style>
    <style:style style:name="P10" style:family="paragraph" style:parent-style-name="Frame_20_contents">
      <style:text-properties officeooo:rsid="002306f9" officeooo:paragraph-rsid="00246cdf"/>
    </style:style>
    <style:style style:name="P11" style:family="paragraph" style:parent-style-name="Frame_20_contents">
      <style:text-properties officeooo:rsid="0029e788" officeooo:paragraph-rsid="0029e788"/>
    </style:style>
    <style:style style:name="P12" style:family="paragraph" style:parent-style-name="Frame_20_contents">
      <style:text-properties officeooo:rsid="002a4c45" officeooo:paragraph-rsid="002a4c45"/>
    </style:style>
    <style:style style:name="P13" style:family="paragraph" style:parent-style-name="Text_20_body">
      <style:text-properties officeooo:paragraph-rsid="0012164f"/>
    </style:style>
    <style:style style:name="P14" style:family="paragraph" style:parent-style-name="Text_20_body">
      <style:text-properties style:font-name="Cissanthemos:titl" officeooo:paragraph-rsid="0012164f"/>
    </style:style>
    <style:style style:name="P15" style:family="paragraph" style:parent-style-name="Text_20_body">
      <style:text-properties officeooo:paragraph-rsid="0013b5b6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color="#50200c" style:font-name="Cissanthemos:calt&amp;liga&amp;kern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style:font-name="Cissanthemos:calt&amp;liga&amp;kern"/>
    </style:style>
    <style:style style:name="P19" style:family="paragraph" style:parent-style-name="Text_20_body" style:master-page-name="">
      <style:paragraph-properties style:page-number="auto">
        <style:drop-cap style:lines="2" style:style-name="Drop"/>
      </style:paragraph-properties>
    </style:style>
    <style:style style:name="P20" style:family="paragraph" style:parent-style-name="Heading_20_1">
      <style:text-properties officeooo:paragraph-rsid="0012164f"/>
    </style:style>
    <style:style style:name="T1" style:family="text">
      <style:text-properties officeooo:rsid="0013b5b6"/>
    </style:style>
    <style:style style:name="T2" style:family="text">
      <style:text-properties officeooo:rsid="001567c5"/>
    </style:style>
    <style:style style:name="T3" style:family="text">
      <style:text-properties style:font-name="Cissanthemos:calt&amp;hist&amp;liga&amp;kern&amp;swsh"/>
    </style:style>
    <style:style style:name="T4" style:family="text">
      <style:text-properties style:font-name="Cissanthemos:calt&amp;hist&amp;liga&amp;kern1"/>
    </style:style>
    <style:style style:name="T5" style:family="text">
      <style:text-properties style:font-name="Cissanthemos:calt&amp;hist&amp;liga&amp;kern1" officeooo:rsid="001ec793"/>
    </style:style>
    <style:style style:name="T6" style:family="text">
      <style:text-properties style:font-name="Cissanthemos:calt&amp;hist&amp;liga&amp;kern&amp;salt"/>
    </style:style>
    <style:style style:name="T7" style:family="text">
      <style:text-properties style:font-name="Cissanthemos:calt&amp;hist&amp;liga&amp;kern&amp;salt&amp;swsh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b487" style:font-weight-asian="bold" style:font-weight-complex="bold"/>
    </style:style>
    <style:style style:name="T10" style:family="text">
      <style:text-properties fo:font-weight="bold" officeooo:rsid="00246cdf" style:font-weight-asian="bold" style:font-weight-complex="bold"/>
    </style:style>
    <style:style style:name="T11" style:family="text">
      <style:text-properties fo:font-weight="bold" officeooo:rsid="0029e788" style:font-weight-asian="bold" style:font-weight-complex="bold"/>
    </style:style>
    <style:style style:name="T12" style:family="text">
      <style:text-properties fo:font-weight="bold" officeooo:rsid="002a4c45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9e788" style:font-style-asian="italic" style:font-style-complex="italic"/>
    </style:style>
    <style:style style:name="T15" style:family="text">
      <style:text-properties fo:font-style="italic" officeooo:rsid="001db487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1db487"/>
    </style:style>
    <style:style style:name="T18" style:family="text">
      <style:text-properties style:font-name="Cissanthemos:calt&amp;hist&amp;liga&amp;kern&amp;ss02"/>
    </style:style>
    <style:style style:name="T19" style:family="text">
      <style:text-properties style:font-name="Cissanthemos:calt&amp;hist&amp;liga&amp;kern&amp;dlig"/>
    </style:style>
    <style:style style:name="T20" style:family="text">
      <style:text-properties style:font-name="Cissanthemos:calt&amp;hist&amp;liga&amp;kern&amp;dlig" officeooo:rsid="001ec793"/>
    </style:style>
    <style:style style:name="T21" style:family="text">
      <style:text-properties officeooo:rsid="0023c253"/>
    </style:style>
    <style:style style:name="T22" style:family="text">
      <style:text-properties style:font-name="ElstobZ:ss02" officeooo:rsid="0023c253"/>
    </style:style>
    <style:style style:name="T23" style:family="text">
      <style:text-properties officeooo:rsid="00246cdf"/>
    </style:style>
    <style:style style:name="T24" style:family="text">
      <style:text-properties officeooo:rsid="0024a1c5"/>
    </style:style>
    <style:style style:name="T25" style:family="text">
      <style:text-properties style:font-name="Cissanthemos:calt&amp;liga&amp;kern&amp;salt"/>
    </style:style>
    <style:style style:name="T26" style:family="text">
      <style:text-properties officeooo:rsid="0024f33b"/>
    </style:style>
    <style:style style:name="T27" style:family="text">
      <style:text-properties style:font-name="Cissanthemos:calt&amp;liga&amp;kern&amp;titl"/>
    </style:style>
    <style:style style:name="T28" style:family="text">
      <style:text-properties officeooo:rsid="0028ad0a"/>
    </style:style>
    <style:style style:name="T29" style:family="text">
      <style:text-properties officeooo:rsid="0029e788"/>
    </style:style>
    <style:style style:name="T30" style:family="text">
      <style:text-properties style:font-name="ElstobZ:smcp" fo:font-weight="bold" style:font-weight-asian="bold" style:font-weight-complex="bold"/>
    </style:style>
    <style:style style:name="T31" style:family="text">
      <style:text-properties officeooo:rsid="002a4c45"/>
    </style:style>
    <style:style style:name="T32" style:family="text">
      <style:text-properties officeooo:rsid="00328ddc"/>
    </style:style>
    <style:style style:name="T33" style:family="text">
      <style:text-properties style:font-name="Cissanthemos:calt&amp;liga&amp;kern&amp;titl" officeooo:rsid="00328ddc"/>
    </style:style>
    <style:style style:name="fr1" style:family="graphic" style:parent-style-name="Marginalia"/>
    <style:style style:name="fr2" style:family="graphic" style:parent-style-name="Marginalia">
      <style:graphic-properties style:vertical-pos="from-top" style:vertical-rel="paragraph" style:horizontal-pos="from-left" style:horizontal-rel="paragraph" fo:background-color="transparent" draw:fill="none"/>
    </style:style>
    <style:style style:name="fr3" style:family="graphic" style:parent-style-name="Marginalia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Marginalia" draw:name="Marginal Note" text:anchor-type="paragraph" svg:width="1.378in" draw:z-index="0"><draw:text-box fo:min-height="0.5547in"><text:p text:style-name="P2">Title has OpenType features <text:span text:style-name="T8">titl</text:span> (Titling Capitals) and <text:span text:style-name="T8">dlig</text:span> (Discretionary Ligatures)</text:p></draw:text-box></draw:frame>ALC<text:span text:style-name="T1">V</text:span>IN</text:p>
      <text:p text:style-name="Title">CONFLICT<text:span text:style-name="T1">V</text:span>S <text:span text:style-name="T1">V</text:span>ERIS E<text:span text:style-name="T2">T</text:span> HIEMIS </text:p>
      <text:p text:style-name="P14"/>
      <text:p text:style-name="P19"><draw:frame draw:style-name="Marginalia" draw:name="Frame1" text:anchor-type="paragraph" svg:width="1.4in" draw:z-index="1"><draw:text-box fo:min-height="0.5563in"><text:p text:style-name="P3">All text has <text:span text:style-name="T8">hist</text:span> (Historical Forms). The Drop Cap has <text:s/><text:span text:style-name="T8">ss12</text:span> (Heavy Capitals).</text:p></draw:text-box></draw:frame><draw:frame draw:style-name="fr2" draw:name="Frame2" text:anchor-type="paragraph" svg:x="-0.011in" svg:y="0.6528in" svg:width="1.4in" draw:z-index="2"><draw:text-box fo:min-height="0.2in"><text:p text:style-name="P3">Variant form<text:span text:style-name="T24">s</text:span> of <text:span text:style-name="T16">a</text:span> and other letters applied semi-randomly.</text:p></draw:text-box></draw:frame><draw:frame draw:style-name="fr3" draw:name="Frame3" text:anchor-type="paragraph" svg:x="0in" svg:y="1.3098in" svg:width="1.4in" draw:z-index="3"><draw:text-box fo:min-height="0.2in"><text:p text:style-name="P4"><text:span text:style-name="T16">t</text:span> with flourish at line-end applied with <text:span text:style-name="T8">swsh</text:span> <text:span text:style-name="T21">(Swash).</text:span></text:p></draw:text-box></draw:frame>Conueniu<text:span text:style-name="T6">n</text:span>t subito cuncti de montibus altis<text:line-break/>pastores pecudum uernali luce sub umbra<text:line-break/>arborea, pariter laetas celebrare Camenas.<text:line-break/>adfuit et iuuenis Dafnis seniorque Palemon:<text:line-break/>omnes hi cuculo laudes cantare parabant.<text:line-break/>uer quoque florigero succinctus stemmate ueni<text:span text:style-name="T3">t</text:span>,<text:line-break/>frigida uenit Hiems, rigidis hirsuta capillis.<text:line-break/>his certamen erat cuculi de carmine grand<text:span text:style-name="T3">e</text:span>.<text:line-break/>uer prior adlusit ternos modulamine uersus. </text:p>
      <text:h text:style-name="P20" text:outline-level="1"><draw:frame draw:style-name="Marginalia" draw:name="Frame4" text:anchor-type="paragraph" svg:width="1.4in" draw:z-index="4"><draw:text-box fo:min-height="0.2in"><text:p text:style-name="P5">Heading 1 style is 16pt with <text:span text:style-name="T8">hist</text:span>.</text:p></draw:text-box></draw:frame>Ver</text:h>
      <text:p text:style-name="Text_20_body"><draw:frame draw:style-name="fr3" draw:name="Frame5" text:anchor-type="paragraph" svg:x="0in" svg:y="0.5299in" svg:width="1.4in" draw:z-index="5"><draw:text-box fo:min-height="0.2in"><text:p text:style-name="P5">Alternate r in <text:span text:style-name="T13">rostro</text:span> made with <text:span text:style-name="T8">salt</text:span> <text:span text:style-name="T21">(Stylistic Alternates)</text:span>.</text:p></draw:text-box></draw:frame>Opto meus ueniat cuculus, carissimus ales.<text:line-break/>omnibus iste solet fieri gratissimus hospes <text:line-break/>in tectis, modulans rutilo bona carmina rost<text:span text:style-name="T6">r</text:span>o. </text:p>
      <text:h text:style-name="Heading_20_1" text:outline-level="1">Hiems</text:h>
      <text:p text:style-name="P13"><draw:frame draw:style-name="Marginalia" draw:name="Frame6" text:anchor-type="paragraph" svg:width="1.4in" draw:z-index="6"><draw:text-box fo:min-height="0.2in"><text:p text:style-name="P6">Alternate capital <text:span text:style-name="T13">H</text:span> made with <text:span text:style-name="T8">salt</text:span>.</text:p></draw:text-box></draw:frame>Tum glacialis <text:span text:style-name="T6">H</text:span>iems respondit uoce seuer<text:span text:style-name="T4">a</text:span>:<text:line-break/>non ueniat cuculus, nigris sed dormiat antris.<text:line-break/>iste famem secum semper portare suesci<text:span text:style-name="T3">t</text:span>. </text:p>
      <text:h text:style-name="Heading_20_1" text:outline-level="1">Ver</text:h>
      <text:p text:style-name="P13"><draw:frame draw:style-name="fr3" draw:name="Frame7" text:anchor-type="paragraph" svg:x="0in" svg:y="0.1717in" svg:width="1.4in" draw:z-index="7"><draw:text-box fo:min-height="0.2in"><text:p text:style-name="P6">Alternate <text:span text:style-name="T13">n</text:span> <text:span text:style-name="T29">in </text:span><text:span text:style-name="T14">in</text:span><text:span text:style-name="T29"> </text:span>made with <text:span text:style-name="T8">salt</text:span> and <text:span text:style-name="T8">swsh</text:span>.</text:p></draw:text-box></draw:frame><draw:frame draw:style-name="fr3" draw:name="Frame8" text:anchor-type="paragraph" svg:x="0in" svg:y="0.5299in" svg:width="1.4in" draw:z-index="8"><draw:text-box fo:min-height="0.2in"><text:p text:style-name="P6">Alternate <text:span text:style-name="T13">n</text:span> of <text:span text:style-name="T13">serena</text:span> made with <text:span text:style-name="T8">salt</text:span> only. <text:span text:style-name="T17">Alternate </text:span><text:span text:style-name="T15">P</text:span><text:span text:style-name="T17"> of </text:span><text:span text:style-name="T15">Phoebus</text:span><text:span text:style-name="T17"> made with </text:span><text:span text:style-name="T9">salt</text:span><text:span text:style-name="T17">.</text:span></text:p></draw:text-box></draw:frame><text:span text:style-name="T6">O</text:span>pto meus ueniat cuculus cum germine laeto,<text:line-break/>frigora depellat, Phoebo comes almus i<text:span text:style-name="T7">n</text:span> aeuum.<text:line-break/><text:span text:style-name="T6">P</text:span>hoebus amat cuculum crescenti luce sere<text:span text:style-name="T6">n</text:span>a. </text:p>
      <text:h text:style-name="Heading_20_1" text:outline-level="1"><text:span text:style-name="T6">H</text:span>iems</text:h>
      <text:p text:style-name="P13"><draw:frame draw:style-name="Marginalia" draw:name="Frame9" text:anchor-type="paragraph" svg:width="1.4in" draw:z-index="9"><draw:text-box fo:min-height="0.2in"><text:p text:style-name="P7">Insular <text:span text:style-name="T13">s</text:span> <text:span text:style-name="T21">(</text:span><text:span text:style-name="T22">s</text:span><text:span text:style-name="T21">) </text:span>of <text:s/><text:span text:style-name="T13">cuculus</text:span> made with <text:span text:style-name="T8">ss02</text:span> <text:span text:style-name="T29">(Insular s).</text:span></text:p></draw:text-box></draw:frame>Non ueniat cuculu<text:span text:style-name="T18">s</text:span>, generat quia forte labores,<text:line-break/><text:span text:style-name="T26">pro</text:span>elia congeminat, requiem disiungit amatam,<text:line-break/>omnia disturbat; pelagi terraeque laborant. </text:p>
      <text:h text:style-name="Heading_20_1" text:outline-level="1"><draw:frame draw:style-name="Marginalia" draw:name="Frame10" text:anchor-type="paragraph" svg:width="1.4in" draw:z-index="10"><draw:text-box fo:min-height="0.2in"><text:p text:style-name="P8">Note that <text:span text:style-name="T11">kern</text:span> <text:span text:style-name="T29">(K</text:span>erning<text:span text:style-name="T29">)</text:span>, <text:span text:style-name="T11">calt</text:span> <text:span text:style-name="T29">(</text:span>Contextual Alternates<text:span text:style-name="T29">)</text:span> and <text:span text:style-name="T11">liga</text:span> <text:span text:style-name="T29">(</text:span>Standard Ligatures<text:span text:style-name="T29">)</text:span> should be on at all times. In <text:span text:style-name="T30">MS Word</text:span>, enable them on the “Advanced” tab of the “Font” dialog—<text:span text:style-name="T29">preferably as part of the definition of a style</text:span>.</text:p></draw:text-box></draw:frame><text:soft-page-break/>Ver</text:h>
      <text:p text:style-name="P13">Quid tu, tarda Hiems, cuculo conuitia cantas?<text:line-break/>qui torpore graui tenebrosis tectus in antris<text:line-break/>post epulas Veneris, post stulti pocula Bacchi. </text:p>
      <text:h text:style-name="Heading_20_1" text:outline-level="1"><text:span text:style-name="T6">H</text:span>iems</text:h>
      <text:p text:style-name="P13">Sunt mihi diuitiae, sunt et conuiuia laeta,<text:line-break/>est requies dulcis, calidus est ignis in aed<text:span text:style-name="T3">e</text:span>.<text:line-break/>haec cuculus nescit, sed perfidis ille laborat. </text:p>
      <text:h text:style-name="Heading_20_1" text:outline-level="1">Ver</text:h>
      <text:p text:style-name="P13">Ore ferat flores cuculus, <text:span text:style-name="T23">&amp;</text:span> mella ministrat,<text:line-break/>aedificatque domus, placidas et nauigat undas,<text:line-break/>et generat soboles, laetos <text:span text:style-name="T5">e</text:span><text:span text:style-name="T4">t</text:span> uestiet agros. </text:p>
      <text:h text:style-name="Heading_20_1" text:outline-level="1">Hiems</text:h>
      <text:p text:style-name="P13"><draw:frame draw:style-name="fr3" draw:name="Frame11" text:anchor-type="paragraph" svg:x="0in" svg:y="0.5472in" svg:width="1.4in" draw:z-index="11"><draw:text-box fo:min-height="0.2in"><text:p text:style-name="P8">The large ampersand is actually a Discretionary Ligature <text:span text:style-name="T31">(</text:span><text:span text:style-name="T12">dlig</text:span><text:span text:style-name="T31">)</text:span> of <text:span text:style-name="T13">Et</text:span>.</text:p></draw:text-box></draw:frame><draw:frame draw:style-name="fr3" draw:name="Frame13" text:anchor-type="paragraph" svg:x="0in" svg:y="0.1472in" svg:width="1.4in" draw:z-index="14"><draw:text-box fo:min-height="0.2in"><text:p text:style-name="P11">The abbreviation for <text:span text:style-name="T13">per</text:span> (ꝑ) is Unicode A751.</text:p></draw:text-box></draw:frame>Haec inimica mihi sunt, quae tibi laeta uidentu<text:span text:style-name="T7">r</text:span>.<text:line-break/>sed placet optatas gazas numerare ꝑ arcas<text:line-break/><text:span text:style-name="T20">E</text:span><text:span text:style-name="T19">t</text:span> gaudere cibis simul <text:span text:style-name="T23">&amp;</text:span> requiescere sempe<text:span text:style-name="T3">r</text:span>. </text:p>
      <text:h text:style-name="Heading_20_1" text:outline-level="1">Ver</text:h>
      <text:p text:style-name="P15"><draw:frame draw:style-name="Marginalia" draw:name="Frame12" text:anchor-type="paragraph" svg:width="1.4in" draw:z-index="12"><draw:text-box fo:min-height="0.2in"><text:p text:style-name="P9"><text:span text:style-name="T23">This v</text:span>ariant <text:span text:style-name="T23">of</text:span> <text:span text:style-name="T13">Q</text:span> <text:span text:style-name="T23">should</text:span> appear rarely. To make it disappear, turn off Contextual Alternates <text:span text:style-name="T23">(</text:span><text:span text:style-name="T10">calt</text:span><text:span text:style-name="T23">)</text:span> for the word <text:span text:style-name="T13">Quis</text:span>.</text:p></draw:text-box></draw:frame>Quis tibi, tarda Hiems, semper dormire parata,<text:line-break/>diuitias cumulat, gazas uel congregat ullas,<text:line-break/>si uer uel aestas ante tibi nulla laborant? </text:p>
      <text:h text:style-name="Heading_20_1" text:outline-level="1"><draw:frame draw:style-name="Marginalia" draw:name="Frame14" text:anchor-type="paragraph" svg:width="1.4in" draw:z-index="13"><draw:text-box fo:min-height="0.2in"><text:p text:style-name="P10">Several OpenType features to which MS Word does not provide access are duplicated <text:s/><text:span text:style-name="T23">in Cissanthemos </text:span>as Stylistic Sets:</text:p><text:p text:style-name="P10"/><text:p text:style-name="P10"><text:span text:style-name="T8">ss09</text:span> = Titling Capitals</text:p><text:p text:style-name="P10"><text:span text:style-name="T8">ss12</text:span> = Swash</text:p><text:p text:style-name="P10"><text:span text:style-name="T8">ss16</text:span> = Historical Forms</text:p><text:p text:style-name="P10"><text:span text:style-name="T8">ss18</text:span> = Stylistic Alternates</text:p></draw:text-box></draw:frame><text:span text:style-name="T6">H</text:span>iems</text:h>
      <text:p text:style-name="P15">Vera refers: illi, quoniam mihi multa laboran<text:span text:style-name="T3">t</text:span>,<text:line-break/>sunt etiam serui nostra ditione subacti.<text:line-break/>iam mihi seruantes domino, quaecumque laborant. </text:p>
      <text:h text:style-name="Heading_20_1" text:outline-level="1">Ver</text:h>
      <text:p text:style-name="P15">Non illis dominus, sed pauper inopsque superbus.<text:line-break/>Nec te iam poteris ꝑ te tu pascere tantum <text:line-break/>ni tibi qui ueniet cuculus alimonia praestat. </text:p>
      <text:h text:style-name="Heading_20_1" text:outline-level="1"><text:soft-page-break/><text:span text:style-name="T6">P</text:span>alemon</text:h>
      <text:p text:style-name="P15"><draw:frame draw:style-name="fr3" draw:name="Frame15" text:anchor-type="paragraph" svg:x="0in" svg:y="0.2417in" svg:width="1.4in" draw:z-index="15"><draw:text-box fo:min-height="0.2in"><text:p text:style-name="P12">Alternate <text:span text:style-name="T13">D</text:span> of <text:span text:style-name="T13">Dafnis</text:span> made with <text:span text:style-name="T8">salt</text:span>.</text:p></draw:text-box></draw:frame><draw:frame draw:style-name="fr3" draw:name="Frame16" text:anchor-type="paragraph" svg:x="0in" svg:y="0.6445in" svg:width="1.4in" draw:z-index="16"><draw:text-box fo:min-height="0.2in"><text:p text:style-name="P12">The abbreviation for <text:span text:style-name="T13">pro</text:span> (ꝓ) is Unicode A753.</text:p></draw:text-box></draw:frame>Tunc respondit ouans sublime e sede Palemon<text:line-break/>et <text:span text:style-name="T6">D</text:span>afnis pariter, pastorum et turba piorum:<text:line-break/>‘Desine plura, hiems: rerum tu ꝓdigus, atrox.<text:line-break/>et ueniat cuculus, pastorum dulcis amicus,<text:line-break/>collibus in nostris erumpant germina laet<text:span text:style-name="T4">a</text:span>,<text:line-break/>pascua sint pecori, requies et dulcis in aruis.<text:line-break/>et uirides rami praestent umbracula fessis,<text:line-break/>uberibus plenis ueniantque ad mulctra capellae,<text:line-break/>et uolucres uaria <text:span text:style-name="T6">P</text:span>hoebum sub uoce salutent.<text:line-break/>quapropter citius cuculus nunc ecce uenito!<text:line-break/>tu iam dulcis amor, cunctis gratissimus hospes.<text:line-break/>omnia te expectant, pelagus tellusque polusque.<text:line-break/>salue, dulce decus, cuculus per saecula salue!’</text:p>
      <text:p text:style-name="P15"/>
      <text:p text:style-name="P15"/>
      <text:p text:style-name="P18"><text:span text:style-name="T27">CISSANTHEMOS</text:span> is a script font based on the hand of the early ninth-century scribe of the Royal Bible, British Library MS Royal 1 E <text:span text:style-name="T27">VI</text:span>. This magnificent but fragmentary manuscript was probably written at the abbey of St Augustine’s, Canterbury. At the dissolution of the monasteries during the reign of Henry <text:span text:style-name="T27">VIII</text:span> it came into the hands of John Lumley, First (and only) Baron Lumley, a book collector. After Lumley died childless in 1609, the book passed to the royal family. King George <text:span text:style-name="T27">II</text:span> donated it to the British Museum in 1757.</text:p>
      <text:p text:style-name="P16"/>
      <text:p text:style-name="P18">The script employed by th<text:span text:style-name="T31">e</text:span> scribe <text:span text:style-name="T31">of the Royal Bible</text:span> is “insular hybrid minuscule,” a formal hand used for important ecclesiastical books. The volume also employs a variety of capitals for several purposes—to begin sentences, for titles, and for what are now called “drop caps.” Accordingly, <text:span text:style-name="T28">Cissanthemos</text:span> has three distinct styles of capitals, selectable by OpenType features. </text:p>
      <text:p text:style-name="Text_20_body"/>
      <text:p text:style-name="P17">Cissanthemos font Copyright © 2020 by Peter S. Baker. Cissanthemos incor<text:span text:style-name="T31">­</text:span>porates the capitals in the “<text:span text:style-name="T33">ANGLO-SAXON CAPS</text:span>” font, <text:span text:style-name="T25">C</text:span>opyright © 1993 by Peter S. Bak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issanthemos:calt&amp;dlig&amp;hist&amp;liga&amp;titl&amp;kern" svg:font-family="Cissanthemos:calt&amp;dlig&amp;hist&amp;liga&amp;titl&amp;kern" style:font-adornments="Regular" style:font-pitch="variable"/>
    <style:font-face style:name="Cissanthemos:calt&amp;hist&amp;liga&amp;kern1" svg:font-family="Cissanthemos:calt&amp;hist&amp;liga&amp;kern" style:font-pitch="variable"/>
    <style:font-face style:name="Cissanthemos:calt&amp;hist&amp;liga&amp;kern" svg:font-family="Cissanthemos:calt&amp;hist&amp;liga&amp;kern" style:font-adornments="Regular" style:font-pitch="variable"/>
    <style:font-face style:name="Cissanthemos:calt&amp;hist&amp;liga&amp;kern&amp;dlig" svg:font-family="Cissanthemos:calt&amp;hist&amp;liga&amp;kern&amp;dlig" style:font-pitch="variable"/>
    <style:font-face style:name="Cissanthemos:calt&amp;hist&amp;liga&amp;kern&amp;salt" svg:font-family="Cissanthemos:calt&amp;hist&amp;liga&amp;kern&amp;salt" style:font-pitch="variable"/>
    <style:font-face style:name="Cissanthemos:calt&amp;hist&amp;liga&amp;kern&amp;salt&amp;swsh" svg:font-family="Cissanthemos:calt&amp;hist&amp;liga&amp;kern&amp;salt&amp;swsh" style:font-pitch="variable"/>
    <style:font-face style:name="Cissanthemos:calt&amp;hist&amp;liga&amp;kern&amp;ss02" svg:font-family="Cissanthemos:calt&amp;hist&amp;liga&amp;kern&amp;ss02" style:font-pitch="variable"/>
    <style:font-face style:name="Cissanthemos:calt&amp;hist&amp;liga&amp;kern&amp;swsh" svg:font-family="Cissanthemos:calt&amp;hist&amp;liga&amp;kern&amp;swsh" style:font-pitch="variable"/>
    <style:font-face style:name="Cissanthemos:calt&amp;liga&amp;kern" svg:font-family="Cissanthemos:calt&amp;liga&amp;kern" style:font-pitch="variable"/>
    <style:font-face style:name="Cissanthemos:calt&amp;liga&amp;kern&amp;salt" svg:font-family="Cissanthemos:calt&amp;liga&amp;kern&amp;salt" style:font-pitch="variable"/>
    <style:font-face style:name="Cissanthemos:calt&amp;liga&amp;kern&amp;titl" svg:font-family="Cissanthemos:calt&amp;liga&amp;kern&amp;titl" style:font-pitch="variable"/>
    <style:font-face style:name="Cissanthemos:ss12" svg:font-family="Cissanthemos:ss12" style:font-adornments="Regular" style:font-pitch="variable"/>
    <style:font-face style:name="Cissanthemos:titl" svg:font-family="Cissanthemos:titl" style:font-adornments="Regular" style:font-pitch="variable"/>
    <style:font-face style:name="ElstobZ" svg:font-family="ElstobZ" style:font-adornments="Regular" style:font-pitch="variable"/>
    <style:font-face style:name="ElstobZ:smcp" svg:font-family="ElstobZ:smcp" style:font-pitch="variable"/>
    <style:font-face style:name="ElstobZ:ss02" svg:font-family="ElstobZ:ss0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5in"/>
      <style:text-properties style:font-name="Cissanthemos:calt&amp;hist&amp;liga&amp;kern" fo:font-family="Cissanthemos:calt&amp;hist&amp;liga&amp;kern" style:font-style-name="Regular" style:font-pitch="variable" fo:font-weight="60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7in" fo:margin-right="0in" fo:margin-top="0in" fo:margin-bottom="0in" loext:contextual-spacing="false" fo:line-height="0.25in" fo:text-indent="0in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7in" fo:margin-right="0in" fo:margin-top="0.1665in" fo:margin-bottom="0.0835in" loext:contextual-spacing="false" fo:text-indent="0in" style:auto-text-indent="false"/>
      <style:text-properties fo:color="#8d281e" style:font-name="Cissanthemos:calt&amp;hist&amp;liga&amp;kern" fo:font-family="Cissanthemos:calt&amp;hist&amp;liga&amp;kern" style:font-style-name="Regular" style:font-pitch="variable" fo:font-size="16pt" fo:font-style="normal" fo:font-weight="600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left="1.7in" fo:margin-right="0in" fo:text-align="start" style:justify-single-word="false" fo:text-indent="0in" style:auto-text-indent="false"/>
      <style:text-properties fo:color="#472702" style:font-name="Cissanthemos:calt&amp;dlig&amp;hist&amp;liga&amp;titl&amp;kern" fo:font-family="Cissanthemos:calt&amp;dlig&amp;hist&amp;liga&amp;titl&amp;kern" style:font-style-name="Regular" style:font-pitch="variable" fo:font-size="18pt" fo:font-weight="600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>
      <style:paragraph-properties fo:line-height="0.15in"/>
      <style:text-properties style:font-name="ElstobZ" fo:font-family="ElstobZ" style:font-style-name="Regular" style:font-pitch="variable" fo:font-size="8pt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" style:family="text">
      <style:text-properties fo:color="#3465a4" style:font-name="Cissanthemos:ss12" fo:font-family="Cissanthemos:ss12" style:font-style-name="Regular" style:font-pitch="variable" fo:font-weight="6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arginalia" style:family="graphic">
      <style:graphic-properties svg:width="1.4in" fo:min-height="0.2in" text:anchor-type="paragraph" svg:x="0in" svg:y="0in" style:wrap="parallel" style:number-wrapped-paragraphs="no-limit" style:wrap-contour="false" style:vertical-pos="top" style:vertical-rel="paragraph-content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7:54:10.681278950</meta:creation-date>
    <dc:date>2020-04-01T08:16:55.242196932</dc:date>
    <meta:editing-duration>PT4H7M44S</meta:editing-duration>
    <meta:editing-cycles>19</meta:editing-cycles>
    <meta:generator>LibreOffice/6.2.1.2$MacOSX_X86_64 LibreOffice_project/7bcb35dc3024a62dea0caee87020152d1ee96e71</meta:generator>
    <meta:document-statistic meta:table-count="0" meta:image-count="0" meta:object-count="0" meta:page-count="3" meta:paragraph-count="51" meta:word-count="779" meta:character-count="4971" meta:non-whitespace-character-count="4225"/>
  </office:meta>
</office:document-meta>
</file>